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loext:padding="0in" loext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7" style:family="paragraph" style:parent-style-name="Preformatted_20_Text">
      <style:paragraph-properties fo:margin-top="0in" fo:margin-bottom="0.1965in" style:contextual-spacing="false" fo:padding="0in" fo:border="none"/>
    </style:style>
    <style:style style:name="P8" style:family="paragraph" style:parent-style-name="Preformatted_20_Text">
      <style:paragraph-properties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T1" style:family="text">
      <style:text-properties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line-break/>Context— 1 item</text:h>
      <text:p text:style-name="P3">Claude 3.5 Sonnet</text:p>
      <text:p text:style-name="P4">Certainly! I'll provide you with an implementation for both an API endpoint and a WebSocket connection to serve the dashboard data, as well as a basic frontend application to visualize the data in real-time.</text:p>
      <text:p text:style-name="P4">First, let's add an API endpoint using the Actix web framework:</text:p>
      <text:p text:style-name="P5"><text:span text:style-name="Source_20_Text"><text:span text:style-name="T1">use actix_web::{web, HttpResponse, Responder};</text:span></text:span></text:p>
      <text:p text:style-name="P5"><text:span text:style-name="Source_20_Text"><text:span text:style-name="T1">use crate::utils::dashboard::Dashboard;</text:span></text:span></text:p>
      <text:p text:style-name="P8"/>
      <text:p text:style-name="P5"><text:span text:style-name="Source_20_Text"><text:span text:style-name="T1">pub async fn get_dashboard_data(dashboard: web::Data&lt;Dashboard&gt;) -&gt; impl Responder {</text:span></text:span></text:p>
      <text:p text:style-name="P5"><text:span text:style-name="Source_20_Text"><text:span text:style-name="T1"><text:s text:c="4"/>match dashboard.get_dashboard_data().await {</text:span></text:span></text:p>
      <text:p text:style-name="P5"><text:span text:style-name="Source_20_Text"><text:span text:style-name="T1"><text:s text:c="8"/>Ok(data) =&gt; HttpResponse::Ok().json(data),</text:span></text:span></text:p>
      <text:p text:style-name="P5"><text:span text:style-name="Source_20_Text"><text:span text:style-name="T1"><text:s text:c="8"/>Err(_) =&gt; HttpResponse::InternalServerError().finish(),</text:span></text:span></text:p>
      <text:p text:style-name="P8"><text:span text:style-name="Source_20_Text"><text:span text:style-name="T1"><text:s text:c="4"/>}</text:span></text:span></text:p>
      <text:p text:style-name="P8"><text:span text:style-name="Source_20_Text"><text:span text:style-name="T1">}</text:span></text:span></text:p>
      <text:p text:style-name="P8"/>
      <text:p text:style-name="P5"><text:span text:style-name="Source_20_Text"><text:span text:style-name="T1">pub fn config(cfg: &amp;mut web::ServiceConfig) {</text:span></text:span></text:p>
      <text:p text:style-name="P5"><text:span text:style-name="Source_20_Text"><text:span text:style-name="T1"><text:s text:c="4"/>cfg.service(</text:span></text:span></text:p>
      <text:p text:style-name="P5"><text:span text:style-name="Source_20_Text"><text:span text:style-name="T1"><text:s text:c="8"/>web::resource("/api/dashboard")</text:span></text:span></text:p>
      <text:p text:style-name="P5"><text:span text:style-name="Source_20_Text"><text:span text:style-name="T1"><text:s text:c="12"/>.route(web::get().to(get_dashboard_data))</text:span></text:span></text:p>
      <text:p text:style-name="P8"><text:span text:style-name="Source_20_Text"><text:span text:style-name="T1"><text:s text:c="4"/>);</text:span></text:span></text:p>
      <text:p text:style-name="P7"><text:span text:style-name="Source_20_Text"><text:span text:style-name="T1">}</text:span></text:span></text:p>
      <text:p text:style-name="P2">Copy</text:p>
      <text:p text:style-name="P2">Apply</text:p>
      <text:p text:style-name="P3">dashboard_api.rs</text:p>
      <text:p text:style-name="P4">Now, let's implement a WebSocket connection for real-time updates:</text:p>
      <text:p text:style-name="P5"><text:span text:style-name="Source_20_Text"><text:span text:style-name="T1">use actix::{Actor, StreamHandler};</text:span></text:span></text:p>
      <text:p text:style-name="P5"><text:span text:style-name="Source_20_Text"><text:span text:style-name="T1">use actix_web_actors::ws;</text:span></text:span></text:p>
      <text:p text:style-name="P5"><text:span text:style-name="Source_20_Text"><text:span text:style-name="T1">use crate::utils::dashboard::Dashboard;</text:span></text:span></text:p>
      <text:p text:style-name="P5"><text:span text:style-name="Source_20_Text"><text:span text:style-name="T1">use std::time::Duration;</text:span></text:span></text:p>
      <text:p text:style-name="P5"><text:span text:style-name="Source_20_Text"><text:span text:style-name="T1">use tokio::time::interval;</text:span></text:span></text:p>
      <text:p text:style-name="P8"/>
      <text:p text:style-name="P5"><text:span text:style-name="Source_20_Text"><text:span text:style-name="T1">struct DashboardWebSocket {</text:span></text:span></text:p>
      <text:p text:style-name="P8"><text:span text:style-name="Source_20_Text"><text:span text:style-name="T1"><text:s text:c="4"/>dashboard: Dashboard,</text:span></text:span></text:p>
      <text:p text:style-name="P8"><text:span text:style-name="Source_20_Text"><text:span text:style-name="T1">}</text:span></text:span></text:p>
      <text:p text:style-name="P8"/>
      <text:p text:style-name="P5"><text:span text:style-name="Source_20_Text"><text:span text:style-name="T1">impl Actor for DashboardWebSocket {</text:span></text:span></text:p>
      <text:p text:style-name="P5"><text:span text:style-name="Source_20_Text"><text:span text:style-name="T1"><text:s text:c="4"/>type Context = ws::WebsocketContext&lt;Self&gt;;</text:span></text:span></text:p>
      <text:p text:style-name="P8"/>
      <text:p text:style-name="P5"><text:span text:style-name="Source_20_Text"><text:span text:style-name="T1"><text:s text:c="4"/>fn started(&amp;mut self, ctx: &amp;mut Self::Context) {</text:span></text:span></text:p>
      <text:p text:style-name="P5"><text:span text:style-name="Source_20_Text"><text:span text:style-name="T1"><text:s text:c="8"/>let dashboard = self.dashboard.clone();</text:span></text:span></text:p>
      <text:p text:style-name="P5"><text:span text:style-name="Source_20_Text"><text:span text:style-name="T1"><text:s text:c="8"/>ctx.run_interval(Duration::from_secs(1), move |act, ctx| {</text:span></text:span></text:p>
      <text:p text:style-name="P5"><text:span text:style-name="Source_20_Text"><text:span text:style-name="T1"><text:s text:c="12"/>if let Ok(data) = futures::executor::block_on(dashboard.get_dashboard_data()) {</text:span></text:span></text:p>
      <text:p text:style-name="P5"><text:span text:style-name="Source_20_Text"><text:span text:style-name="T1"><text:s text:c="16"/>ctx.text(serde_json::to_string(&amp;data).unwrap());</text:span></text:span></text:p>
      <text:p text:style-name="P8"><text:span text:style-name="Source_20_Text"><text:span text:style-name="T1"><text:s text:c="12"/>}</text:span></text:span></text:p>
      <text:p text:style-name="P8"><text:span text:style-name="Source_20_Text"><text:span text:style-name="T1"><text:s text:c="8"/>});</text:span></text:span></text:p>
      <text:p text:style-name="P8"><text:soft-page-break/><text:span text:style-name="Source_20_Text"><text:span text:style-name="T1"><text:s text:c="4"/>}</text:span></text:span></text:p>
      <text:p text:style-name="P8"><text:span text:style-name="Source_20_Text"><text:span text:style-name="T1">}</text:span></text:span></text:p>
      <text:p text:style-name="P8"/>
      <text:p text:style-name="P5"><text:span text:style-name="Source_20_Text"><text:span text:style-name="T1">impl StreamHandler&lt;Result&lt;ws::Message, ws::ProtocolError&gt;&gt; for DashboardWebSocket {</text:span></text:span></text:p>
      <text:p text:style-name="P5"><text:span text:style-name="Source_20_Text"><text:span text:style-name="T1"><text:s text:c="4"/>fn handle(&amp;mut self, msg: Result&lt;ws::Message, ws::ProtocolError&gt;, ctx: &amp;mut Self::Context) {</text:span></text:span></text:p>
      <text:p text:style-name="P5"><text:span text:style-name="Source_20_Text"><text:span text:style-name="T1"><text:s text:c="8"/>match msg {</text:span></text:span></text:p>
      <text:p text:style-name="P5"><text:span text:style-name="Source_20_Text"><text:span text:style-name="T1"><text:s text:c="12"/>Ok(ws::Message::Ping(msg)) =&gt; ctx.pong(&amp;msg),</text:span></text:span></text:p>
      <text:p text:style-name="P5"><text:span text:style-name="Source_20_Text"><text:span text:style-name="T1"><text:s text:c="12"/>Ok(ws::Message::Text(text)) =&gt; ctx.text(text),</text:span></text:span></text:p>
      <text:p text:style-name="P8"><text:span text:style-name="Source_20_Text"><text:span text:style-name="T1"><text:s text:c="12"/>_ =&gt; (),</text:span></text:span></text:p>
      <text:p text:style-name="P8"><text:span text:style-name="Source_20_Text"><text:span text:style-name="T1"><text:s text:c="8"/>}</text:span></text:span></text:p>
      <text:p text:style-name="P8"><text:span text:style-name="Source_20_Text"><text:span text:style-name="T1"><text:s text:c="4"/>}</text:span></text:span></text:p>
      <text:p text:style-name="P8"><text:span text:style-name="Source_20_Text"><text:span text:style-name="T1">}</text:span></text:span></text:p>
      <text:p text:style-name="P8"/>
      <text:p text:style-name="P5"><text:span text:style-name="Source_20_Text"><text:span text:style-name="T1">pub async fn dashboard_ws(req: HttpRequest, stream: web::Payload, dashboard: web::Data&lt;Dashboard&gt;) -&gt; Result&lt;HttpResponse, Error&gt; {</text:span></text:span></text:p>
      <text:p text:style-name="P5"><text:span text:style-name="Source_20_Text"><text:span text:style-name="T1"><text:s text:c="4"/>ws::start(DashboardWebSocket { dashboard: dashboard.get_ref().clone() }, &amp;req, stream)</text:span></text:span></text:p>
      <text:p text:style-name="P7"><text:span text:style-name="Source_20_Text"><text:span text:style-name="T1">}</text:span></text:span></text:p>
      <text:p text:style-name="P2">Copy</text:p>
      <text:p text:style-name="P2">Apply</text:p>
      <text:p text:style-name="P3">dashboard_ws.rs</text:p>
      <text:p text:style-name="P4">Now, let's create a simple frontend application using React to visualize the dashboard data:</text:p>
      <text:p text:style-name="P5"><text:span text:style-name="Source_20_Text"><text:span text:style-name="T1">import React, { useState, useEffect } from 'react';</text:span></text:span></text:p>
      <text:p text:style-name="P5"><text:span text:style-name="Source_20_Text"><text:span text:style-name="T1">import { Line } from 'react-chartjs-2';</text:span></text:span></text:p>
      <text:p text:style-name="P8"/>
      <text:p text:style-name="P5"><text:span text:style-name="Source_20_Text"><text:span text:style-name="T1">function App() {</text:span></text:span></text:p>
      <text:p text:style-name="P5"><text:span text:style-name="Source_20_Text"><text:span text:style-name="T1"><text:s text:c="2"/>const [dashboardData, setDashboardData] = useState(null);</text:span></text:span></text:p>
      <text:p text:style-name="P8"/>
      <text:p text:style-name="P5"><text:span text:style-name="Source_20_Text"><text:span text:style-name="T1"><text:s text:c="2"/>useEffect(() =&gt; {</text:span></text:span></text:p>
      <text:p text:style-name="P5"><text:span text:style-name="Source_20_Text"><text:span text:style-name="T1"><text:s text:c="4"/>const ws = new WebSocket('ws://localhost:8080/ws/dashboard');</text:span></text:span></text:p>
      <text:p text:style-name="P5"><text:span text:style-name="Source_20_Text"><text:span text:style-name="T1"><text:s text:c="4"/>ws.onmessage = (event) =&gt; {</text:span></text:span></text:p>
      <text:p text:style-name="P5"><text:span text:style-name="Source_20_Text"><text:span text:style-name="T1"><text:s text:c="6"/>setDashboardData(JSON.parse(event.data));</text:span></text:span></text:p>
      <text:p text:style-name="P8"><text:span text:style-name="Source_20_Text"><text:span text:style-name="T1"><text:s text:c="4"/>};</text:span></text:span></text:p>
      <text:p text:style-name="P5"><text:span text:style-name="Source_20_Text"><text:span text:style-name="T1"><text:s text:c="4"/>return () =&gt; ws.close();</text:span></text:span></text:p>
      <text:p text:style-name="P8"><text:span text:style-name="Source_20_Text"><text:span text:style-name="T1"><text:s text:c="2"/>}, []);</text:span></text:span></text:p>
      <text:p text:style-name="P8"/>
      <text:p text:style-name="P5"><text:span text:style-name="Source_20_Text"><text:span text:style-name="T1"><text:s text:c="2"/>if (!dashboardData) return &lt;div&gt;Loading...&lt;/div&gt;;</text:span></text:span></text:p>
      <text:p text:style-name="P8"/>
      <text:p text:style-name="P5"><text:span text:style-name="Source_20_Text"><text:span text:style-name="T1"><text:s text:c="2"/>const profitData = {</text:span></text:span></text:p>
      <text:p text:style-name="P5"><text:span text:style-name="Source_20_Text"><text:span text:style-name="T1"><text:s text:c="4"/>labels: dashboardData.profit.hourly_profit.map(([time, _]) =&gt; new Date(time).toLocaleTimeString()),</text:span></text:span></text:p>
      <text:p text:style-name="P5"><text:span text:style-name="Source_20_Text"><text:span text:style-name="T1"><text:s text:c="4"/>datasets: [{</text:span></text:span></text:p>
      <text:p text:style-name="P5"><text:span text:style-name="Source_20_Text"><text:span text:style-name="T1"><text:s text:c="6"/>label: 'Hourly Profit',</text:span></text:span></text:p>
      <text:p text:style-name="P5"><text:span text:style-name="Source_20_Text"><text:span text:style-name="T1"><text:s text:c="6"/>data: dashboardData.profit.hourly_profit.map(([_, profit]) =&gt; profit),</text:span></text:span></text:p>
      <text:p text:style-name="P5"><text:span text:style-name="Source_20_Text"><text:span text:style-name="T1"><text:s text:c="6"/>borderColor: 'rgb(75, 192, 192)',</text:span></text:span></text:p>
      <text:p text:style-name="P5"><text:span text:style-name="Source_20_Text"><text:span text:style-name="T1"><text:s text:c="6"/>tension: 0.1</text:span></text:span></text:p>
      <text:p text:style-name="P8"><text:span text:style-name="Source_20_Text"><text:span text:style-name="T1"><text:s text:c="4"/>}]</text:span></text:span></text:p>
      <text:p text:style-name="P8"><text:span text:style-name="Source_20_Text"><text:span text:style-name="T1"><text:s text:c="2"/>};</text:span></text:span></text:p>
      <text:p text:style-name="P8"/>
      <text:p text:style-name="P5"><text:span text:style-name="Source_20_Text"><text:span text:style-name="T1"><text:s text:c="2"/>return (</text:span></text:span></text:p>
      <text:p text:style-name="P5"><text:span text:style-name="Source_20_Text"><text:span text:style-name="T1"><text:s text:c="4"/>&lt;div&gt;</text:span></text:span></text:p>
      <text:p text:style-name="P5"><text:span text:style-name="Source_20_Text"><text:span text:style-name="T1"><text:s text:c="6"/>&lt;h1&gt;MEV Bot Dashboard&lt;/h1&gt;</text:span></text:span></text:p>
      <text:p text:style-name="P5"><text:span text:style-name="Source_20_Text"><text:span text:style-name="T1"><text:s text:c="6"/>&lt;div&gt;</text:span></text:span></text:p>
      <text:p text:style-name="P5"><text:span text:style-name="Source_20_Text"><text:span text:style-name="T1"><text:s text:c="8"/>&lt;h2&gt;Performance Metrics&lt;/h2&gt;</text:span></text:span></text:p>
      <text:p text:style-name="P5"><text:soft-page-break/><text:span text:style-name="Source_20_Text"><text:span text:style-name="T1"><text:s text:c="8"/>&lt;p&gt;Total Trades: {dashboardData.performance.total_trades}&lt;/p&gt;</text:span></text:span></text:p>
      <text:p text:style-name="P5"><text:span text:style-name="Source_20_Text"><text:span text:style-name="T1"><text:s text:c="8"/>&lt;p&gt;Successful Trades: {dashboardData.performance.successful_trades}&lt;/p&gt;</text:span></text:span></text:p>
      <text:p text:style-name="P5"><text:span text:style-name="Source_20_Text"><text:span text:style-name="T1"><text:s text:c="8"/>&lt;p&gt;Failed Trades: {dashboardData.performance.failed_trades}&lt;/p&gt;</text:span></text:span></text:p>
      <text:p text:style-name="P5"><text:span text:style-name="Source_20_Text"><text:span text:style-name="T1"><text:s text:c="8"/>&lt;p&gt;Average Execution Time: {dashboardData.performance.average_execution_time.toFixed(2)}s&lt;/p&gt;</text:span></text:span></text:p>
      <text:p text:style-name="P5"><text:span text:style-name="Source_20_Text"><text:span text:style-name="T1"><text:s text:c="6"/>&lt;/div&gt;</text:span></text:span></text:p>
      <text:p text:style-name="P5"><text:span text:style-name="Source_20_Text"><text:span text:style-name="T1"><text:s text:c="6"/>&lt;div&gt;</text:span></text:span></text:p>
      <text:p text:style-name="P5"><text:span text:style-name="Source_20_Text"><text:span text:style-name="T1"><text:s text:c="8"/>&lt;h2&gt;Market Conditions&lt;/h2&gt;</text:span></text:span></text:p>
      <text:p text:style-name="P5"><text:span text:style-name="Source_20_Text"><text:span text:style-name="T1"><text:s text:c="8"/>&lt;p&gt;Market Volatility: {dashboardData.market_conditions.market_volatility.toFixed(2)}&lt;/p&gt;</text:span></text:span></text:p>
      <text:p text:style-name="P5"><text:span text:style-name="Source_20_Text"><text:span text:style-name="T1"><text:s text:c="8"/>&lt;h3&gt;Liquidity Levels&lt;/h3&gt;</text:span></text:span></text:p>
      <text:p text:style-name="P5"><text:span text:style-name="Source_20_Text"><text:span text:style-name="T1"><text:s text:c="8"/>&lt;ul&gt;</text:span></text:span></text:p>
      <text:p text:style-name="P8"><text:span text:style-name="Source_20_Text"><text:span text:style-name="T1"><text:s text:c="10"/>{dashboardData.market_conditions.liquidity_levels.map(([market, level]) =&gt; (</text:span></text:span></text:p>
      <text:p text:style-name="P5"><text:span text:style-name="Source_20_Text"><text:span text:style-name="T1"><text:s text:c="12"/>&lt;li key={market}&gt;{market}: {level.toFixed(2)}&lt;/li&gt;</text:span></text:span></text:p>
      <text:p text:style-name="P8"><text:span text:style-name="Source_20_Text"><text:span text:style-name="T1"><text:s text:c="10"/>))}</text:span></text:span></text:p>
      <text:p text:style-name="P5"><text:span text:style-name="Source_20_Text"><text:span text:style-name="T1"><text:s text:c="8"/>&lt;/ul&gt;</text:span></text:span></text:p>
      <text:p text:style-name="P5"><text:span text:style-name="Source_20_Text"><text:span text:style-name="T1"><text:s text:c="8"/>&lt;h3&gt;Gas Prices&lt;/h3&gt;</text:span></text:span></text:p>
      <text:p text:style-name="P5"><text:span text:style-name="Source_20_Text"><text:span text:style-name="T1"><text:s text:c="8"/>&lt;ul&gt;</text:span></text:span></text:p>
      <text:p text:style-name="P8"><text:span text:style-name="Source_20_Text"><text:span text:style-name="T1"><text:s text:c="10"/>{dashboardData.market_conditions.gas_prices.map(([network, price]) =&gt; (</text:span></text:span></text:p>
      <text:p text:style-name="P5"><text:span text:style-name="Source_20_Text"><text:span text:style-name="T1"><text:s text:c="12"/>&lt;li key={network}&gt;{network}: {price}&lt;/li&gt;</text:span></text:span></text:p>
      <text:p text:style-name="P8"><text:span text:style-name="Source_20_Text"><text:span text:style-name="T1"><text:s text:c="10"/>))}</text:span></text:span></text:p>
      <text:p text:style-name="P5"><text:span text:style-name="Source_20_Text"><text:span text:style-name="T1"><text:s text:c="8"/>&lt;/ul&gt;</text:span></text:span></text:p>
      <text:p text:style-name="P5"><text:span text:style-name="Source_20_Text"><text:span text:style-name="T1"><text:s text:c="6"/>&lt;/div&gt;</text:span></text:span></text:p>
      <text:p text:style-name="P5"><text:span text:style-name="Source_20_Text"><text:span text:style-name="T1"><text:s text:c="6"/>&lt;div&gt;</text:span></text:span></text:p>
      <text:p text:style-name="P5"><text:span text:style-name="Source_20_Text"><text:span text:style-name="T1"><text:s text:c="8"/>&lt;h2&gt;Profit Tracker&lt;/h2&gt;</text:span></text:span></text:p>
      <text:p text:style-name="P5"><text:span text:style-name="Source_20_Text"><text:span text:style-name="T1"><text:s text:c="8"/>&lt;p&gt;Total Profit: ${dashboardData.profit.total_profit.toFixed(2)}&lt;/p&gt;</text:span></text:span></text:p>
      <text:p text:style-name="P5"><text:span text:style-name="Source_20_Text"><text:span text:style-name="T1"><text:s text:c="8"/>&lt;h3&gt;Profit by Strategy&lt;/h3&gt;</text:span></text:span></text:p>
      <text:p text:style-name="P5"><text:span text:style-name="Source_20_Text"><text:span text:style-name="T1"><text:s text:c="8"/>&lt;ul&gt;</text:span></text:span></text:p>
      <text:p text:style-name="P8"><text:span text:style-name="Source_20_Text"><text:span text:style-name="T1"><text:s text:c="10"/>{dashboardData.profit.profit_by_strategy.map(([strategy, profit]) =&gt; (</text:span></text:span></text:p>
      <text:p text:style-name="P5"><text:span text:style-name="Source_20_Text"><text:span text:style-name="T1"><text:s text:c="12"/>&lt;li key={strategy}&gt;{strategy}: ${profit.toFixed(2)}&lt;/li&gt;</text:span></text:span></text:p>
      <text:p text:style-name="P8"><text:span text:style-name="Source_20_Text"><text:span text:style-name="T1"><text:s text:c="10"/>))}</text:span></text:span></text:p>
      <text:p text:style-name="P5"><text:span text:style-name="Source_20_Text"><text:span text:style-name="T1"><text:s text:c="8"/>&lt;/ul&gt;</text:span></text:span></text:p>
      <text:p text:style-name="P5"><text:span text:style-name="Source_20_Text"><text:span text:style-name="T1"><text:s text:c="8"/>&lt;h3&gt;Hourly Profit&lt;/h3&gt;</text:span></text:span></text:p>
      <text:p text:style-name="P5"><text:span text:style-name="Source_20_Text"><text:span text:style-name="T1"><text:s text:c="8"/>&lt;Line data={profitData} /&gt;</text:span></text:span></text:p>
      <text:p text:style-name="P5"><text:span text:style-name="Source_20_Text"><text:span text:style-name="T1"><text:s text:c="6"/>&lt;/div&gt;</text:span></text:span></text:p>
      <text:p text:style-name="P5"><text:span text:style-name="Source_20_Text"><text:span text:style-name="T1"><text:s text:c="4"/>&lt;/div&gt;</text:span></text:span></text:p>
      <text:p text:style-name="P8"><text:span text:style-name="Source_20_Text"><text:span text:style-name="T1"><text:s text:c="2"/>);</text:span></text:span></text:p>
      <text:p text:style-name="P8"><text:span text:style-name="Source_20_Text"><text:span text:style-name="T1">}</text:span></text:span></text:p>
      <text:p text:style-name="P8"/>
      <text:p text:style-name="P6"><text:span text:style-name="Source_20_Text"><text:span text:style-name="T1">export default App;</text:span></text:span></text:p>
      <text:p text:style-name="P2">Copy</text:p>
      <text:p text:style-name="P2">Apply</text:p>
      <text:p text:style-name="P3">App.js</text:p>
      <text:p text:style-name="P4">This implementation provides both an API endpoint and a WebSocket connection for serving the dashboard data. The frontend application uses React to create a real-time visualization of the data, including a chart for hourly profit.</text:p>
      <text:p text:style-name="P4">To complete the setup, you'll need to:</text:p>
      <text:list text:style-name="L1">
        <text:list-item>
          <text:p text:style-name="P9">Add the API and WebSocket routes to your main.rs file.</text:p>
        </text:list-item>
        <text:list-item>
          <text:p text:style-name="P9">Set up the frontend application using Create React App or a similar tool.</text:p>
        </text:list-item>
        <text:list-item>
          <text:p text:style-name="P9">Install necessary dependencies (react-chartjs-2 for the chart).</text:p>
        </text:list-item>
        <text:list-item>
          <text:p text:style-name="P10">Configure CORS if your frontend and backend are on different domains.</text:p>
        </text:list-item>
      </text:list>
      <text:p text:style-name="P4"><text:soft-page-break/>This solution provides a solid foundation for visualizing your MEV bot's dashboard data in real-tim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5:31.343678867</meta:creation-date>
    <meta:editing-duration>PT2M32S</meta:editing-duration>
    <meta:editing-cycles>2</meta:editing-cycles>
    <meta:generator>LibreOffice/24.2.6.2$Linux_X86_64 LibreOffice_project/420$Build-2</meta:generator>
    <dc:date>2024-10-24T10:55:39.865481293</dc:date>
    <meta:document-statistic meta:table-count="0" meta:image-count="0" meta:object-count="0" meta:page-count="4" meta:paragraph-count="130" meta:word-count="487" meta:character-count="5043" meta:non-whitespace-character-count="4113"/>
  </office:meta>
</office:document-meta>
</file>